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716cm" fo:margin-left="0.619cm" fo:margin-right="0.663cm" table:align="margins"/>
    </style:style>
    <style:style style:name="Tableau1.A" style:family="table-column">
      <style:table-column-properties style:column-width="7.885cm" style:rel-column-width="32877*"/>
    </style:style>
    <style:style style:name="Tableau1.B" style:family="table-column">
      <style:table-column-properties style:column-width="7.832cm" style:rel-column-width="326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697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826cm"/>
    </style:style>
    <style:style style:name="Tableau1.4" style:family="table-row">
      <style:table-row-properties style:min-row-height="1.72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Heading_20_1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Heading_20_1">
      <style:paragraph-properties fo:margin-top="0.423cm" fo:margin-bottom="0.212cm" fo:keep-with-next="always"/>
      <style:text-properties style:font-name="Arial" fo:font-style="italic" fo:font-weight="normal" style:font-name-asian="Andale Sans UI" style:font-style-asian="italic" style:font-weight-asian="normal" style:font-name-complex="Tahoma" style:font-style-complex="italic" style:font-weight-complex="normal"/>
    </style:style>
    <style:style style:name="P6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7 – GrandPy Bot</text:p>
      <text:h text:style-name="P4" text:outline-level="1">I - Description de l'application</text:h>
      <text:p text:style-name="Standard">Grandpy est une application web permettant à l'utilisateur d'obtenir des informations sur ce qu'il a renseigné dans un formulaire de recherche. A l'instar d'un grand père, Grandpy est capable, à la fois d'obtenir l'histoire de la recherche ainsi que son adresse et sa localisation.</text:p>
      <text:h text:style-name="P5" text:outline-level="1">II - Démarche &amp; technologie utilisée</text:h>
      <text:p text:style-name="P2"><text:tab/>1 – Technologie </text:p>
      <text:p text:style-name="Standard"/>
      <text:p text:style-name="Standard"><text:tab/>J'ai donc décidé d'utiliser le framework Flask (pour le développement de l'application), <text:tab/>couplé au framework Jquery (pour les requêtes ajax) ainsi que le framework Bootstrap (pour <text:tab/>le design). Le code est hébergé sur Github. Concernant les API, j'ai utilisé l'API Google <text:tab/>maps (pour l'emplacement) et l'API Wikipédia (pour l'histoire).</text:p>
      <text:p text:style-name="Standard"/>
      <text:p text:style-name="P2"><text:tab/>2 – Démarche </text:p>
      <text:p text:style-name="Standard"/>
      <text:p text:style-name="Standard"><text:tab/>Dans un premier temps, sur le site trello.com, j'ai créé le tableau me permettant d'écrire les <text:tab/>étapes du projet, ensuite j'ai créé le projet puis je l'ai mis sur github. Pour chaque étape <text:tab/>realisée, j'ai "pushé" sur github. Enfin, une fois la démonstration (auprés de mon mentor) <text:tab/>validé, j'ai donc mis en ligne l'application via heroku.</text:p>
      <text:p text:style-name="Standard"/>
      <text:h text:style-name="P5" text:outline-level="1">III - Difficultés &amp; solutions</text:h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Difficulté</text:p>
          </table:table-cell>
          <table:table-cell table:style-name="Tableau1.B1" office:value-type="string">
            <text:p text:style-name="P1">Solution</text:p>
          </table:table-cell>
        </table:table-row>
        <table:table-row table:style-name="Tableau1.2">
          <table:table-cell table:style-name="Tableau1.A2" office:value-type="string">
            <text:p text:style-name="Table_20_Contents">Comprendre l'utilisation des API avec python.</text:p>
          </table:table-cell>
          <table:table-cell table:style-name="Tableau1.B2" office:value-type="string">
            <text:p text:style-name="Table_20_Contents">Via stackoverflow, j'ai trouvé les étapes pour manipuler les API. J'ai d'abord dû m'inscrire sur <text:a xlink:type="simple" xlink:href="https://developers.google.com/">https://developers.google.com</text:a>, puis de récupérer une clé me permettant d'utiliser les API dans mon projet.</text:p>
          </table:table-cell>
        </table:table-row>
        <table:table-row table:style-name="Tableau1.3">
          <table:table-cell table:style-name="Tableau1.A2" office:value-type="string">
            <text:p text:style-name="Table_20_Contents">Récupérer et traiter l'information via Ajax.</text:p>
          </table:table-cell>
          <table:table-cell table:style-name="Tableau1.B2" office:value-type="string">
            <text:p text:style-name="Table_20_Contents">Via une recherche google, j'ai trouvé un exemple de requête ajax que j'ai adapté à mon projet.</text:p>
          </table:table-cell>
        </table:table-row>
        <table:table-row table:style-name="Tableau1.4">
          <table:table-cell table:style-name="Tableau1.A2" office:value-type="string">
            <text:p text:style-name="Table_20_Contents">Parser (en python) la requête de l'utilisateur afin de récupérer la bonne information.</text:p>
          </table:table-cell>
          <table:table-cell table:style-name="Tableau1.B2" office:value-type="string">
            <text:p text:style-name="Table_20_Contents">J'ai utilisé une liste de mot clé à parcourir et si un des mots-clés est présent dans la recherche, alors mon script récupère tout ce qu'il y a entre le mot-clé et le point d'interrogation (ou point tout court).</text:p>
          </table:table-cell>
        </table:table-row>
      </table:table>
      <text:p text:style-name="Standard"/>
      <text:h text:style-name="P5" text:outline-level="1">IV – Liens utiles</text:h>
      <text:list xml:id="list3123409252095413560" text:style-name="L1">
        <text:list-item>
          <text:p text:style-name="P6">Github : https://github.com/msadour/grandpy</text:p>
        </text:list-item>
        <text:list-item>
          <text:p text:style-name="P6">Trello : https://trello.com/b/wwE6sna6</text:p>
        </text:list-item>
        <text:list-item>
          <text:p text:style-name="P6">Site web : https://oc-grandpybot.herokuapp.com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54M4S</meta:editing-duration>
    <meta:editing-cycles>10</meta:editing-cycles>
    <meta:generator>OpenOffice/4.0.1$Win32 OpenOffice.org_project/401m5$Build-9714</meta:generator>
    <dc:date>2018-06-07T18:59:42.44</dc:date>
    <meta:document-statistic meta:table-count="1" meta:image-count="0" meta:object-count="0" meta:page-count="1" meta:paragraph-count="21" meta:word-count="304" meta:character-count="1950"/>
    <meta:user-defined meta:name="Info 1"/>
    <meta:user-defined meta:name="Info 2"/>
    <meta:user-defined meta:name="Info 3"/>
    <meta:user-defined meta:name="Info 4"/>
  </office:meta>
</office:document-meta>
</file>